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2in"/>
    </style:style>
    <style:style style:name="co3" style:family="table-column">
      <style:table-column-properties fo:break-before="auto" style:column-width="1.0811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4" style:family="table-cell" style:parent-style-name="Default" style:data-style-name="N2">
      <style:table-cell-properties style:diagonal-bl-tr="none" style:diagonal-tl-br="none" fo:border="none" fo:padding="0.028in" style:rotation-align="none"/>
    </style:style>
    <style:style style:name="ce5" style:family="table-cell" style:parent-style-name="Default">
      <style:table-cell-properties fo:padding="0.028in"/>
    </style:style>
    <style:style style:name="ce6" style:family="table-cell" style:parent-style-name="Default">
      <style:table-cell-properties style:diagonal-bl-tr="none" style:diagonal-tl-br="none" fo:border="none" fo:padding="0.028in" style:rotation-align="none"/>
    </style:style>
    <style:style style:name="ce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8" style:family="table-cell" style:parent-style-name="Default" style:data-style-name="N84">
      <style:table-cell-properties style:diagonal-bl-tr="none" style:diagonal-tl-br="none" fo:border="none" fo:padding="0.028in" style:rotation-align="none"/>
    </style:style>
    <style:style style:name="ce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14" style:family="table-cell" style:parent-style-name="Default" style:data-style-name="N2">
      <style:table-cell-properties fo:padding="0.028in"/>
    </style:style>
    <style:style style:name="ce15"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4"/>
        <table:table-column table:style-name="co1" table:default-cell-style-name="ce1"/>
        <table:table-column table:style-name="co2" table:default-cell-style-name="ce6"/>
        <table:table-column table:style-name="co3" table:default-cell-style-name="ce6"/>
        <table:table-column table:style-name="co1" table:default-cell-style-name="ce1"/>
        <table:table-column table:style-name="co3" table:default-cell-style-name="ce15"/>
        <table:table-column table:style-name="co1" table:number-columns-repeated="3" table:default-cell-style-name="ce4"/>
        <table:table-column table:style-name="co1" table:default-cell-style-name="ce6"/>
        <table:table-row table:style-name="ro1">
          <table:table-cell table:style-name="ce1" office:value-type="string" calcext:value-type="string">
            <text:p>PETSA</text:p>
          </table:table-cell>
          <table:table-cell table:style-name="ce8" office:value-type="date" office:date-value="2020-03-26" calcext:value-type="date">
            <text:p>2020-03-26</text:p>
          </table:table-cell>
          <table:table-cell office:value-type="string" calcext:value-type="string">
            <text:p>THURSDAY</text:p>
          </table:table-cell>
          <table:table-cell/>
          <table:table-cell table:style-name="ce6" table:number-columns-repeated="5"/>
          <table:table-cell/>
        </table:table-row>
        <table:table-row table:style-name="ro1">
          <table:table-cell table:style-name="ce2" office:value-type="string" calcext:value-type="string">
            <text:p>CASH</text:p>
          </table:table-cell>
          <table:table-cell table:style-name="ce2" office:value-type="string" calcext:value-type="string">
            <text:p>STORED</text:p>
          </table:table-cell>
          <table:table-cell table:style-name="ce2" office:value-type="string" calcext:value-type="string">
            <text:p>COINS</text:p>
          </table:table-cell>
          <table:table-cell table:style-name="ce2" office:value-type="string" calcext:value-type="string">
            <text:p>ACTUAL TOTAL</text:p>
          </table:table-cell>
          <table:table-cell table:style-name="ce6" table:number-columns-repeated="2"/>
          <table:table-cell table:style-name="ce2" office:value-type="string" calcext:value-type="string">
            <text:p>PF</text:p>
          </table:table-cell>
          <table:table-cell table:style-name="ce2" office:value-type="string" calcext:value-type="string">
            <text:p>COUNT</text:p>
          </table:table-cell>
          <table:table-cell table:style-name="ce2" office:value-type="string" calcext:value-type="string">
            <text:p>NET PF</text:p>
          </table:table-cell>
          <table:table-cell/>
        </table:table-row>
        <table:table-row table:style-name="ro1">
          <table:table-cell table:number-columns-repeated="3" table:style-name="ce3" office:value-type="float" office:value="0" calcext:value-type="float">
            <text:p>0.00</text:p>
          </table:table-cell>
          <table:table-cell table:style-name="ce1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ASH OUT</text:p>
          </table:table-cell>
          <table:table-cell table:style-name="ce4"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7" office:value-type="float" office:value="0" calcext:value-type="float">
            <text:p>0.00</text:p>
          </table:table-cell>
          <table:table-cell table:style-name="ce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OUNT</text:p>
          </table:table-cell>
          <table:table-cell table:style-name="ce6"/>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4" office:value-type="float" office:value="0" calcext:value-type="float">
            <text:p>0.00</text:p>
          </table:table-cell>
          <table:table-cell table:style-name="ce1"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4" office:value-type="float" office:value="0" calcext:value-type="float">
            <text:p>0.00</text:p>
          </table:table-cell>
          <table:table-cell table:style-name="ce1"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4" office:value-type="float" office:value="0" calcext:value-type="float">
            <text:p>0.00</text:p>
          </table:table-cell>
          <table:table-cell table:style-name="ce1"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6"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8" office:value-type="date" office:date-value="2020-03-25" calcext:value-type="date">
            <text:p>2020-03-25</text:p>
          </table:table-cell>
          <table:table-cell table:style-name="ce10" office:value-type="string" calcext:value-type="string">
            <text:p>WEDNESDAY</text:p>
          </table:table-cell>
          <table:table-cell table:style-name="ce11" office:value-type="string" calcext:value-type="string">
            <text:p>PREV TOTAL</text:p>
          </table:table-cell>
          <table:table-cell table:style-name="ce14" office:value-type="float" office:value="0" calcext:value-type="float">
            <text:p>0.00</text:p>
          </table:table-cell>
          <table:table-cell table:style-name="ce5"/>
          <table:table-cell table:style-name="ce16" office:value-type="string" calcext:value-type="string">
            <text:p>TOTAL</text:p>
          </table:table-cell>
          <table:table-cell table:style-name="ce17" table:formula="of:=SUM([.G3:.G18])" office:value-type="float" office:value="0" calcext:value-type="float">
            <text:p>0.00</text:p>
          </table:table-cell>
          <table:table-cell table:style-name="ce5" table:number-columns-repeated="3"/>
        </table:table-row>
        <table:table-row table:style-name="ro1">
          <table:table-cell table:style-name="ce5" table:number-columns-repeated="2"/>
          <table:table-cell table:style-name="ce12" office:value-type="string" calcext:value-type="string">
            <text:p>GRAND TOTAL</text:p>
          </table:table-cell>
          <table:table-cell table:style-name="ce7" table:formula="of:=[.G19]+[.D19]-[.B4]-[.A11]" office:value-type="float" office:value="0" calcext:value-type="float">
            <text:p>0.00</text:p>
          </table:table-cell>
          <table:table-cell table:style-name="ce5"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0">00/00/0000</text:date>, <text:time style:data-style-name="N2" text:time-value="10:31:09.96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5-10T10:41:49.948000000</dc:date>
    <meta:editing-duration>PT2H36M57S</meta:editing-duration>
    <meta:editing-cycles>193</meta:editing-cycles>
    <meta:generator>LibreOffice/6.3.5.2$Windows_x86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0

Global sInputWorkbookPath As String

Global sReportFromInformationDeskWorksheetName As String
Global sDateToday as String

Sub generateReportOfPaymentsForTheDay()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0
'
' Given:
' 1) Workbook's worksheet with the transactions data for the Day
'
'Output:
' 1) Automatically Compute Amount Paid and Net PF in the Worksheet
' 2) Automatically Generated "SUMMARY" Report Today Output Worksheet

'  dim sDateToday as String

  sDateToday = Format(Now(), "yyyy-mm-dd")

  Call autoImportReportFromInformationDesk

End Sub

Sub autoImportReportFromInformationDesk()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0

  GlobalScope.BasicLibraries.loadLibrary("Tools") 
  Dim dispatcher as Object
  Dim inputWorkbook as Object
  Dim inputWorkbookWorksheets as Object

  Dim inputWorksheet as Variant
  Dim reportFrominformationDeskWorkbook as Object

  Dim Prop(1) as New com.sun.star.beans.PropertyValue
  
  Dim sInputPath As String
  Dim sInputWorkbookFileName As String
  Dim saveAsODSArgs(1) as new com.sun.star.beans.PropertyValue

'  Dim sInputPath As String
  Dim sInputFilename As String

  dispatcher = createUnoService("com.sun.star.frame.DispatchHelper")

  Set inputWorkbook = ThisComponent 'Application.ThisWorkbook
  'Set fso = CreateObject("scripting.filesystemobject") 'added by Mike, 20200407

  'sReportFromInformationDeskWorksheetName = "Patients"
  sReportFromInformationDeskWorksheetName = "Patients" &amp; sDateToday

'  msgbox(sDateToday)
'  msgbox(sReportFromInformationDeskWorksheetName)

'  sInputWorkbookPath = inputWorkbook.path
'  sInputWorkbookPath = DirectoryNameoutofPath(ThisComponent.getURL(),"/")
  sInputWorkbookPath = DirectoryNameoutofPath(inputWorkbook.getURL(),"/")
  sInputWorkbookFileName = FileNameoutofPath(inputWorkbook.getURL(),"/")

  'msgbox(sInputWorkbookPath)
  
  'TO-DO: -update: this

  ''sInputPath = Application.ThisWorkbook.path &amp; "\output\informationDesk\"
'  sInputPath = sInputWorkbookPath &amp; "\output\informationDesk\libreOfficeOutput\"
  sInputPath = sInputWorkbookPath &amp; "/output/informationDesk/libreOfficeOutput/"
  sInputFilename = sInputPath &amp; sReportFromInformationDeskWorksheetName &amp; ".csv" '".txt"

  MsgBox (sInputFilename)

  If Not FileExists(sInputFilename) Then
    'MsgBox (sInputFilename)
    MsgBox ("Mukhang hindi pa naipadadala ang report na may pangalan ng mga may-sakit mula sa Information Desk!")
    End
  End If

  'If a workheet with the sReportFromInformationDeskWorksheetName name, exists
  'oSheets = ThisComponent.Sheets()
  inputWorkbookWorksheets = inputWorkbook.Sheets()
	
  If inputWorkbookWorksheets.hasByName(sReportFromInformationDeskWorksheetName) Then
  Else    
    inputWorkbook.getSheets().insertNewByName(sReportFromInformationDeskWorksheetName, 0)        
  End If

  'inputWorksheet = inputWorkbok.CurrentController.ActiveSheet
  'TO-DO: -update: prop parameter to open file without prompt
  reportFrominformationDeskWorkbook = stardesktop.LoadComponentFromURL(sInputFilename, "_blank",0, Prop())

  dispatcher.executeDispatch(reportFrominformationDeskWorkbook.CurrentController.Frame, ".uno:SelectAll", "", 0, array())
  dispatcher.executeDispatch(reportFrominformationDeskWorkbook.CurrentController.Frame, ".uno:Copy", "", 0, array())

'  dispatcher.executeDispatch(inputWorkbook.CurrentController.Frame, ".uno:SelectAll", "", 0, array())
'  dispatcher.executeDispatch(inputWorkbook.CurrentController.Frame, ".uno:Copy", "", 0, array())

  sReportFromInformationDeskWorksheet = inputWorkbook.getSheets().getByIndex(0)
  inputWorkbook.getCurrentController.setActiveSheet(sReportFromInformationDeskWorksheet)

  dispatcher.executeDispatch(inputWorkbook.CurrentController.Frame, ".uno:Paste", "", 0, array())

  reportFrominformationDeskWorkbook.close(True)

  'inputWorkbook.Save
  saveAsODSArgs(0).Name = "URL"
  saveAsODSArgs(0).Value = sInputWorkbookPath &amp; "/" &amp; sInputWorkbookFileName 
  saveAsODSArgs(1).Name = "FilterName"
  saveAsODSArgs(1).Value = "writer8"

'  Dim document as Object
'  document  = ThisComponent.CurrentController.Frame
'  dispatcher.executeDispatch(document, ".uno:SaveAs", "", 0, saveAsODSArgs())

  dispatcher.executeDispatch(inputWorkbook.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